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de2" officeooo:paragraph-rsid="0000bd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ntin<text:tab/><text:tab/><text:tab/><text:tab/><text:tab/>Git-Hub documentation<text:tab/><text:tab/><text:tab/>11/10/09</text:p>
      <text:p text:style-name="P1">WENDLING</text:p>
      <text:p text:style-name="P1">Sio 2</text:p>
      <text:p text:style-name="P1"/>
      <text:p text:style-name="P1"/>
      <text:p text:style-name="P1"/>
      <text:p text:style-name="P1">Commandes : </text:p>
      <text:p text:style-name="P1"/>
      <text:p text:style-name="P1">init</text:p>
      <text:p text:style-name="P1">add</text:p>
      <text:p text:style-name="P1">commit</text:p>
      <text:p text:style-name="P1">push</text:p>
      <text:p text:style-name="P1">pull</text:p>
      <text:p text:style-name="P1">log</text:p>
      <text:p text:style-name="P1">status</text:p>
      <text:p text:style-name="P1">exemple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11T09:35:29.346000000</dc:date>
    <meta:editing-duration>PT5M50S</meta:editing-duration>
    <meta:editing-cycles>1</meta:editing-cycles>
    <meta:document-statistic meta:table-count="0" meta:image-count="0" meta:object-count="0" meta:page-count="1" meta:paragraph-count="12" meta:word-count="17" meta:character-count="108" meta:non-whitespace-character-count="95"/>
  </office:meta>
</office:document-meta>
</file>